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margin-top="0cm" fo:margin-bottom="0.499cm" style:contextual-spacing="false"/>
    </style:style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 style:list-style-name="L3">
      <style:paragraph-properties fo:margin-top="0cm" fo:margin-bottom="0.499cm" style:contextual-spacing="false"/>
    </style:style>
    <style:style style:name="P4" style:family="paragraph" style:parent-style-name="Preformatted_20_Text" style:list-style-name="L4"/>
    <style:style style:name="P5" style:family="paragraph" style:parent-style-name="Preformatted_20_Text" style:list-style-name="L4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Java, the <text:span text:style-name="Source_20_Text">Stack</text:span> class is a part of the <text:span text:style-name="Source_20_Text">java.util</text:span> package and provides a built-in implementation of the Last-In-First-Out (LIFO) data structure. Here’s a comprehensive list of <text:span text:style-name="Strong_20_Emphasis">built-in methods</text:span> in the <text:span text:style-name="Source_20_Text">Stack</text:span> class:</text:p>
      <text:p text:style-name="Horizontal_20_Line"/>
      <text:h text:style-name="Heading_20_3" text:outline-level="3"><text:span text:style-name="Strong_20_Emphasis">Stack-Specific Methods</text:span></text:h>
      <text:list text:style-name="L1">
        <text:list-item>
          <text:p text:style-name="P7"><text:span text:style-name="Strong_20_Emphasis"><text:span text:style-name="Source_20_Text">push(E item)</text:span></text:span></text:p>
          <text:list>
            <text:list-item>
              <text:p text:style-name="P8">Adds an item to the top of the stack. </text:p>
            </text:list-item>
            <text:list-item>
              <text:p text:style-name="P7"><text:span text:style-name="Strong_20_Emphasis">Example</text:span>: </text:p>
              <text:p text:style-name="P1"><text:span text:style-name="Source_20_Text">stack.push(10);</text:span></text:p>
            </text:list-item>
          </text:list>
        </text:list-item>
        <text:list-item>
          <text:p text:style-name="P7"><text:span text:style-name="Strong_20_Emphasis"><text:span text:style-name="Source_20_Text">pop()</text:span></text:span></text:p>
          <text:list>
            <text:list-item>
              <text:p text:style-name="P8">Removes and returns the item from the top of the stack. </text:p>
            </text:list-item>
            <text:list-item>
              <text:p text:style-name="P8">Throws <text:span text:style-name="Source_20_Text">EmptyStackException</text:span> if the stack is empty. </text:p>
            </text:list-item>
            <text:list-item>
              <text:p text:style-name="P7"><text:span text:style-name="Strong_20_Emphasis">Example</text:span>: </text:p>
              <text:p text:style-name="P1"><text:span text:style-name="Source_20_Text">int top = stack.pop();</text:span></text:p>
            </text:list-item>
          </text:list>
        </text:list-item>
        <text:list-item>
          <text:p text:style-name="P7"><text:span text:style-name="Strong_20_Emphasis"><text:span text:style-name="Source_20_Text">peek()</text:span></text:span></text:p>
          <text:list>
            <text:list-item>
              <text:p text:style-name="P8">Returns the item at the top of the stack without removing it. </text:p>
            </text:list-item>
            <text:list-item>
              <text:p text:style-name="P8">Throws <text:span text:style-name="Source_20_Text">EmptyStackException</text:span> if the stack is empty. </text:p>
            </text:list-item>
            <text:list-item>
              <text:p text:style-name="P7"><text:span text:style-name="Strong_20_Emphasis">Example</text:span>: </text:p>
              <text:p text:style-name="P1"><text:span text:style-name="Source_20_Text">int top = stack.peek();</text:span></text:p>
            </text:list-item>
          </text:list>
        </text:list-item>
        <text:list-item>
          <text:p text:style-name="P7"><text:span text:style-name="Strong_20_Emphasis"><text:span text:style-name="Source_20_Text">empty()</text:span></text:span></text:p>
          <text:list>
            <text:list-item>
              <text:p text:style-name="P8">Checks if the stack is empty. </text:p>
            </text:list-item>
            <text:list-item>
              <text:p text:style-name="P8">Returns <text:span text:style-name="Source_20_Text">true</text:span> if the stack is empty, otherwise <text:span text:style-name="Source_20_Text">false</text:span>. </text:p>
            </text:list-item>
            <text:list-item>
              <text:p text:style-name="P7"><text:span text:style-name="Strong_20_Emphasis">Example</text:span>: </text:p>
              <text:p text:style-name="P1"><text:span text:style-name="Source_20_Text">boolean isEmpty = stack.empty();</text:span></text:p>
            </text:list-item>
          </text:list>
        </text:list-item>
        <text:list-item>
          <text:p text:style-name="P7"><text:span text:style-name="Strong_20_Emphasis"><text:span text:style-name="Source_20_Text">search(Object o)</text:span></text:span></text:p>
          <text:list>
            <text:list-item>
              <text:p text:style-name="P8">Returns the 1-based position of an object in the stack. </text:p>
            </text:list-item>
            <text:list-item>
              <text:p text:style-name="P8">Returns <text:span text:style-name="Source_20_Text">-1</text:span> if the object is not found. </text:p>
            </text:list-item>
            <text:list-item>
              <text:p text:style-name="P7"><text:span text:style-name="Strong_20_Emphasis">Example</text:span>: </text:p>
              <text:p text:style-name="P1"><text:span text:style-name="Source_20_Text">int position = stack.search(10);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Inherited Methods from </text:span><text:span text:style-name="Strong_20_Emphasis"><text:span text:style-name="Source_20_Text">Vector</text:span></text:span></text:h>
      <text:p text:style-name="Text_20_body">Since <text:span text:style-name="Source_20_Text">Stack</text:span> extends <text:span text:style-name="Source_20_Text">Vector</text:span>, it inherits the following methods:</text:p>
      <text:h text:style-name="Heading_20_4" text:outline-level="4"><text:soft-page-break/><text:span text:style-name="Strong_20_Emphasis">Manipulation Methods</text:span></text:h>
      <text:list text:style-name="L2">
        <text:list-item>
          <text:p text:style-name="P9"><text:span text:style-name="Strong_20_Emphasis"><text:span text:style-name="Source_20_Text">add(E e)</text:span></text:span><text:line-break/>Adds an element to the end of the stack.</text:p>
          <text:p text:style-name="P2"><text:span text:style-name="Source_20_Text">stack.add(30);</text:span></text:p>
        </text:list-item>
        <text:list-item>
          <text:p text:style-name="P9"><text:span text:style-name="Strong_20_Emphasis"><text:span text:style-name="Source_20_Text">remove(int index)</text:span></text:span><text:line-break/>Removes the element at the specified index.</text:p>
          <text:p text:style-name="P2"><text:span text:style-name="Source_20_Text">stack.remove(0);</text:span></text:p>
        </text:list-item>
        <text:list-item>
          <text:p text:style-name="P9"><text:span text:style-name="Strong_20_Emphasis"><text:span text:style-name="Source_20_Text">clear()</text:span></text:span><text:line-break/>Removes all elements from the stack.</text:p>
          <text:p text:style-name="P2"><text:span text:style-name="Source_20_Text">stack.clear();</text:span></text:p>
        </text:list-item>
      </text:list>
      <text:h text:style-name="Heading_20_4" text:outline-level="4"><text:span text:style-name="Strong_20_Emphasis">Access Methods</text:span></text:h>
      <text:list text:style-name="L3">
        <text:list-item>
          <text:p text:style-name="P10"><text:span text:style-name="Strong_20_Emphasis"><text:span text:style-name="Source_20_Text">get(int index)</text:span></text:span><text:line-break/>Returns the element at the specified index.</text:p>
          <text:p text:style-name="P3"><text:span text:style-name="Source_20_Text">int element = stack.get(1);</text:span></text:p>
        </text:list-item>
        <text:list-item>
          <text:p text:style-name="P10"><text:span text:style-name="Strong_20_Emphasis"><text:span text:style-name="Source_20_Text">size()</text:span></text:span><text:line-break/>Returns the number of elements in the stack.</text:p>
          <text:p text:style-name="P3"><text:span text:style-name="Source_20_Text">int size = stack.size();</text:span></text:p>
        </text:list-item>
        <text:list-item>
          <text:p text:style-name="P10"><text:span text:style-name="Strong_20_Emphasis"><text:span text:style-name="Source_20_Text">contains(Object o)</text:span></text:span><text:line-break/>Checks if the stack contains a specific element.</text:p>
          <text:p text:style-name="P3"><text:span text:style-name="Source_20_Text">boolean contains = stack.contains(10);</text:span></text:p>
        </text:list-item>
        <text:list-item>
          <text:p text:style-name="P10"><text:span text:style-name="Strong_20_Emphasis"><text:span text:style-name="Source_20_Text">isEmpty()</text:span></text:span><text:line-break/>Checks if the stack is empty (same as <text:span text:style-name="Source_20_Text">empty()</text:span> but inherited from <text:span text:style-name="Source_20_Text">Vector</text:span>).</text:p>
          <text:p text:style-name="P3"><text:span text:style-name="Source_20_Text">boolean isEmpty = stack.isEmpty();</text:span></text:p>
        </text:list-item>
      </text:list>
      <text:h text:style-name="Heading_20_4" text:outline-level="4"><text:span text:style-name="Strong_20_Emphasis">Iteration Methods</text:span></text:h>
      <text:list text:style-name="L4">
        <text:list-item>
          <text:p text:style-name="P11"><text:span text:style-name="Strong_20_Emphasis"><text:span text:style-name="Source_20_Text">iterator()</text:span></text:span><text:line-break/>Returns an iterator for the stack.</text:p>
          <text:p text:style-name="P4"><text:span text:style-name="Source_20_Text">Iterator&lt;Integer&gt; iterator = stack.iterator();</text:span></text:p>
          <text:p text:style-name="P4"><text:span text:style-name="Source_20_Text">while (iterator.hasNext()) {</text:span></text:p>
          <text:p text:style-name="P4"><text:span text:style-name="Source_20_Text"><text:s text:c="4"/>System.out.println(iterator.next());</text:span></text:p>
          <text:p text:style-name="P5"><text:span text:style-name="Source_20_Text">}</text:span></text:p>
        </text:list-item>
        <text:list-item>
          <text:p text:style-name="P11"><text:span text:style-name="Strong_20_Emphasis"><text:span text:style-name="Source_20_Text">forEach(Consumer&lt;? super E&gt; action)</text:span></text:span><text:line-break/>Performs an action for each element.</text:p>
          <text:p text:style-name="P5"><text:span text:style-name="Source_20_Text">stack.forEach(System.out::println);</text:span></text:p>
        </text:list-item>
      </text:list>
      <text:p text:style-name="Horizontal_20_Line"/>
      <text:h text:style-name="Heading_20_3" text:outline-level="3"><text:soft-page-break/><text:span text:style-name="Strong_20_Emphasis">Example Program</text:span></text:h>
      <text:p text:style-name="Preformatted_20_Text"><text:span text:style-name="Source_20_Text">import java.util.Stack;</text:span></text:p>
      <text:p text:style-name="Preformatted_20_Text"/>
      <text:p text:style-name="Preformatted_20_Text"><text:span text:style-name="Source_20_Text">public class StackExample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ack&lt;Integer&gt; stack = new Stack&lt;&gt;();</text:span></text:p>
      <text:p text:style-name="Preformatted_20_Text"/>
      <text:p text:style-name="Preformatted_20_Text"><text:span text:style-name="Source_20_Text"><text:s text:c="8"/>// Add elements</text:span></text:p>
      <text:p text:style-name="Preformatted_20_Text"><text:span text:style-name="Source_20_Text"><text:s text:c="8"/>stack.push(10);</text:span></text:p>
      <text:p text:style-name="Preformatted_20_Text"><text:span text:style-name="Source_20_Text"><text:s text:c="8"/>stack.push(20);</text:span></text:p>
      <text:p text:style-name="Preformatted_20_Text"><text:span text:style-name="Source_20_Text"><text:s text:c="8"/>stack.push(30);</text:span></text:p>
      <text:p text:style-name="Preformatted_20_Text"/>
      <text:p text:style-name="Preformatted_20_Text"><text:span text:style-name="Source_20_Text"><text:s text:c="8"/>// Peek at the top element</text:span></text:p>
      <text:p text:style-name="Preformatted_20_Text"><text:span text:style-name="Source_20_Text"><text:s text:c="8"/>System.out.println("Top element: " + stack.peek());</text:span></text:p>
      <text:p text:style-name="Preformatted_20_Text"/>
      <text:p text:style-name="Preformatted_20_Text"><text:span text:style-name="Source_20_Text"><text:s text:c="8"/>// Pop an element</text:span></text:p>
      <text:p text:style-name="Preformatted_20_Text"><text:span text:style-name="Source_20_Text"><text:s text:c="8"/>System.out.println("Popped element: " + stack.pop());</text:span></text:p>
      <text:p text:style-name="Preformatted_20_Text"/>
      <text:p text:style-name="Preformatted_20_Text"><text:span text:style-name="Source_20_Text"><text:s text:c="8"/>// Check if the stack contains an element</text:span></text:p>
      <text:p text:style-name="Preformatted_20_Text"><text:span text:style-name="Source_20_Text"><text:s text:c="8"/>System.out.println("Contains 20? " + stack.contains(20));</text:span></text:p>
      <text:p text:style-name="Preformatted_20_Text"/>
      <text:p text:style-name="Preformatted_20_Text"><text:span text:style-name="Source_20_Text"><text:s text:c="8"/>// Size of the stack</text:span></text:p>
      <text:p text:style-name="Preformatted_20_Text"><text:span text:style-name="Source_20_Text"><text:s text:c="8"/>System.out.println("Size: " + stack.size());</text:span></text:p>
      <text:p text:style-name="Preformatted_20_Text"/>
      <text:p text:style-name="Preformatted_20_Text"><text:span text:style-name="Source_20_Text"><text:s text:c="8"/>// Iterate over the stack</text:span></text:p>
      <text:p text:style-name="Preformatted_20_Text"><text:span text:style-name="Source_20_Text"><text:s text:c="8"/>System.out.println("Elements in the stack:");</text:span></text:p>
      <text:p text:style-name="Preformatted_20_Text"><text:span text:style-name="Source_20_Text"><text:s text:c="8"/>stack.forEach(System.out::println);</text:span></text:p>
      <text:p text:style-name="Preformatted_20_Text"><text:span text:style-name="Source_20_Text"><text:s text:c="4"/>}</text:span></text:p>
      <text:p text:style-name="P6"><text:span text:style-name="Source_20_Text">}</text:span></text:p>
      <text:p text:style-name="Horizontal_20_Line"/>
      <text:h text:style-name="Heading_20_3" text:outline-level="3"><text:span text:style-name="Strong_20_Emphasis">Output</text:span></text:h>
      <text:p text:style-name="Preformatted_20_Text"><text:span text:style-name="Source_20_Text">Top element: 30</text:span></text:p>
      <text:p text:style-name="Preformatted_20_Text"><text:span text:style-name="Source_20_Text">Popped element: 30</text:span></text:p>
      <text:p text:style-name="Preformatted_20_Text"><text:span text:style-name="Source_20_Text">Contains 20? true</text:span></text:p>
      <text:p text:style-name="Preformatted_20_Text"><text:span text:style-name="Source_20_Text">Size: 2</text:span></text:p>
      <text:p text:style-name="Preformatted_20_Text"><text:span text:style-name="Source_20_Text">Elements in the stack:</text:span></text:p>
      <text:p text:style-name="Preformatted_20_Text"><text:span text:style-name="Source_20_Text">10</text:span></text:p>
      <text:p text:style-name="P6"><text:span text:style-name="Source_20_Text">20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8:55:25.121648030</meta:creation-date>
    <dc:date>2024-12-22T08:56:31.883324589</dc:date>
    <meta:editing-duration>PT1M7S</meta:editing-duration>
    <meta:editing-cycles>1</meta:editing-cycles>
    <meta:document-statistic meta:table-count="0" meta:image-count="0" meta:object-count="0" meta:page-count="3" meta:paragraph-count="82" meta:word-count="408" meta:character-count="2764" meta:non-whitespace-character-count="2317"/>
    <meta:generator>LibreOffice/24.2.7.2$Linux_X86_64 LibreOffice_project/420$Build-2</meta:generator>
  </office:meta>
</office:document-meta>
</file>